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C2000001C29A7D2C3E90D7B147.jpg" manifest:media-type="image/jpeg"/>
  <manifest:file-entry manifest:full-path="Pictures/10000000000000E1000000E13C79D2D74755E5DC.jpg" manifest:media-type="image/jpeg"/>
  <manifest:file-entry manifest:full-path="Pictures/10000000000000E50000011816077F333AA47BB9.jpg" manifest:media-type="image/jpeg"/>
  <manifest:file-entry manifest:full-path="Pictures/1000000000000398000003416AC6E22CCC9A8167.png" manifest:media-type="image/png"/>
  <manifest:file-entry manifest:full-path="Pictures/10000000000003500000044FD58F7300A6989551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801cm" svg:y="5.371cm" presentation:class="title" presentation:user-transformed="true">
          <draw:text-box>
            <text:p text:style-name="P1"><text:span text:style-name="T1">LA FAMILI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2" draw:text-style-name="P3" draw:layer="layout" svg:width="11.5cm" svg:height="11.5cm" svg:x="7.5cm" svg:y="2cm">
          <draw:image xlink:href="Pictures/10000000000001C2000001C29A7D2C3E90D7B14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2" draw:text-style-name="P3" draw:layer="layout" svg:width="8.742cm" svg:height="8.513cm" svg:x="9cm" svg:y="3cm">
          <draw:image xlink:href="Pictures/10000000000000E1000000E13C79D2D74755E5D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gr2" draw:text-style-name="P3" draw:layer="layout" svg:width="8.078cm" svg:height="9.877cm" svg:x="10.434cm" svg:y="3.88cm">
          <draw:image xlink:href="Pictures/10000000000000E50000011816077F333AA47BB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>
        <draw:frame draw:style-name="gr2" draw:text-style-name="P3" draw:layer="layout" svg:width="16.227cm" svg:height="14.692cm" svg:x="5.273cm" svg:y="0.5cm">
          <draw:image xlink:href="Pictures/1000000000000398000003416AC6E22CCC9A81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1" draw:text-style-name="P1" draw:layer="layout" svg:width="25.199cm" svg:height="2.629cm" svg:x="1.801cm" svg:y="5.371cm" presentation:class="title" presentation:user-transformed="true">
          <draw:text-box>
            <text:p text:style-name="P1"><text:span text:style-name="T1">fin</text:span></text:p>
          </draw:text-box>
        </draw:frame>
        <draw:frame draw:style-name="gr2" draw:text-style-name="P3" draw:layer="layout" svg:width="9.994cm" svg:height="13cm" svg:x="8.506cm" svg:y="1.5cm">
          <draw:image xlink:href="Pictures/10000000000003500000044FD58F7300A6989551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C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1T09:24:47.354000000</meta:creation-date>
    <dc:date>2023-02-11T10:03:52.003000000</dc:date>
    <meta:editing-duration>PT39M3S</meta:editing-duration>
    <meta:editing-cycles>5</meta:editing-cycles>
    <meta:generator>LibreOffice/7.5.0.3$Windows_X86_64 LibreOffice_project/c21113d003cd3efa8c53188764377a8272d9d6de</meta:generator>
    <meta:document-statistic meta:object-count="40"/>
  </office:meta>
</office:document-meta>
</file>